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10f7620" officeooo:paragraph-rsid="010f7620"/>
    </style:style>
    <style:style style:name="P2" style:family="paragraph" style:parent-style-name="Heading_20_1">
      <style:text-properties officeooo:rsid="015ab2a2" officeooo:paragraph-rsid="015ab2a2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112563c"/>
    </style:style>
    <style:style style:name="P4" style:family="paragraph" style:parent-style-name="Text_20_body" style:list-style-name="L1">
      <style:text-properties officeooo:paragraph-rsid="0112563c"/>
    </style:style>
    <style:style style:name="P5" style:family="paragraph" style:parent-style-name="Text_20_body" style:list-style-name="L1">
      <style:text-properties officeooo:paragraph-rsid="011a8325"/>
    </style:style>
    <style:style style:name="P6" style:family="paragraph" style:parent-style-name="Text_20_body" style:list-style-name="L2">
      <style:text-properties officeooo:paragraph-rsid="00c3e40e"/>
    </style:style>
    <style:style style:name="P7" style:family="paragraph" style:parent-style-name="Text_20_body" style:list-style-name="L2">
      <style:text-properties officeooo:paragraph-rsid="00d8a3b9"/>
    </style:style>
    <style:style style:name="P8" style:family="paragraph" style:parent-style-name="Text_20_body" style:list-style-name="L2">
      <style:text-properties officeooo:paragraph-rsid="01328748"/>
    </style:style>
    <style:style style:name="P9" style:family="paragraph" style:parent-style-name="Text_20_body" style:list-style-name="L2">
      <style:text-properties officeooo:paragraph-rsid="00eb1aa6"/>
    </style:style>
    <style:style style:name="P10" style:family="paragraph" style:parent-style-name="Text_20_body" style:list-style-name="L2">
      <style:text-properties officeooo:rsid="00d8a3b9" officeooo:paragraph-rsid="00d8a3b9"/>
    </style:style>
    <style:style style:name="P11" style:family="paragraph" style:parent-style-name="Text_20_body" style:list-style-name="L2">
      <style:text-properties officeooo:rsid="00cb8a18" officeooo:paragraph-rsid="012a483a"/>
    </style:style>
    <style:style style:name="P12" style:family="paragraph" style:parent-style-name="Text_20_body" style:list-style-name="L2">
      <style:text-properties officeooo:rsid="00ec94c0" officeooo:paragraph-rsid="00ec94c0"/>
    </style:style>
    <style:style style:name="P13" style:family="paragraph" style:parent-style-name="Text_20_body" style:list-style-name="L3">
      <style:text-properties officeooo:paragraph-rsid="015963e9"/>
    </style:style>
    <style:style style:name="P14" style:family="paragraph" style:parent-style-name="Text_20_body" style:list-style-name="L3">
      <style:text-properties officeooo:rsid="013f9751" officeooo:paragraph-rsid="013f9751"/>
    </style:style>
    <style:style style:name="P15" style:family="paragraph" style:parent-style-name="Text_20_body" style:list-style-name="L3">
      <style:text-properties officeooo:rsid="01436267" officeooo:paragraph-rsid="01436267"/>
    </style:style>
    <style:style style:name="P16" style:family="paragraph" style:parent-style-name="Text_20_body" style:list-style-name="L3">
      <style:text-properties officeooo:rsid="01485f22" officeooo:paragraph-rsid="01485f22"/>
    </style:style>
    <style:style style:name="P17" style:family="paragraph" style:parent-style-name="Text_20_body" style:list-style-name="L4">
      <style:text-properties officeooo:rsid="01d1286c" officeooo:paragraph-rsid="01d1286c"/>
    </style:style>
    <style:style style:name="P18" style:family="paragraph" style:parent-style-name="Text_20_body" style:list-style-name="L4">
      <style:text-properties officeooo:rsid="015c0e18" officeooo:paragraph-rsid="015c0e18"/>
    </style:style>
    <style:style style:name="P19" style:family="paragraph" style:parent-style-name="Text_20_body" style:list-style-name="L4">
      <style:text-properties officeooo:rsid="015dd7af" officeooo:paragraph-rsid="016872d3"/>
    </style:style>
    <style:style style:name="P20" style:family="paragraph" style:parent-style-name="Text_20_body" style:list-style-name="L4">
      <style:text-properties fo:font-weight="bold" officeooo:rsid="01c4e138" officeooo:paragraph-rsid="01c4e138" style:font-weight-asian="bold" style:font-weight-complex="bold"/>
    </style:style>
    <style:style style:name="P21" style:family="paragraph" style:parent-style-name="Text_20_body" style:list-style-name="L4">
      <style:text-properties officeooo:rsid="01726eda" officeooo:paragraph-rsid="01726eda"/>
    </style:style>
    <style:style style:name="P22" style:family="paragraph" style:parent-style-name="Text_20_body" style:list-style-name="L4">
      <style:text-properties officeooo:rsid="01765e4d" officeooo:paragraph-rsid="01765e4d"/>
    </style:style>
    <style:style style:name="P23" style:family="paragraph" style:parent-style-name="Text_20_body" style:list-style-name="L4">
      <style:text-properties officeooo:rsid="019a0247" officeooo:paragraph-rsid="01da89af"/>
    </style:style>
    <style:style style:name="P24" style:family="paragraph" style:parent-style-name="Text_20_body" style:list-style-name="L4">
      <style:text-properties officeooo:rsid="019b5a1a" officeooo:paragraph-rsid="01da89af"/>
    </style:style>
    <style:style style:name="P25" style:family="paragraph" style:parent-style-name="Text_20_body" style:list-style-name="L4">
      <style:text-properties officeooo:rsid="01cf9099" officeooo:paragraph-rsid="01da89af"/>
    </style:style>
    <style:style style:name="P26" style:family="paragraph" style:parent-style-name="Text_20_body" style:list-style-name="L4">
      <style:text-properties officeooo:rsid="017732ba" officeooo:paragraph-rsid="01d432a1"/>
    </style:style>
    <style:style style:name="P27" style:family="paragraph" style:parent-style-name="Text_20_body" style:list-style-name="L5">
      <style:text-properties officeooo:paragraph-rsid="01d36de8"/>
    </style:style>
    <style:style style:name="P28" style:family="paragraph" style:parent-style-name="Text_20_body" style:list-style-name="L5">
      <style:text-properties officeooo:paragraph-rsid="01c3f5f1"/>
    </style:style>
    <style:style style:name="P29" style:family="paragraph" style:parent-style-name="Text_20_body" style:list-style-name="L5">
      <style:text-properties officeooo:rsid="019630ad" officeooo:paragraph-rsid="01a66ef2"/>
    </style:style>
    <style:style style:name="P30" style:family="paragraph" style:parent-style-name="Text_20_body" style:list-style-name="L5">
      <style:text-properties officeooo:rsid="01c2f4cb" officeooo:paragraph-rsid="01c2f4cb"/>
    </style:style>
    <style:style style:name="T1" style:family="text">
      <style:text-properties style:font-name="Liberation Sans" officeooo:rsid="00d8a3b9"/>
    </style:style>
    <style:style style:name="T2" style:family="text">
      <style:text-properties officeooo:rsid="00c3e40e"/>
    </style:style>
    <style:style style:name="T3" style:family="text">
      <style:text-properties officeooo:rsid="00d8c6e2"/>
    </style:style>
    <style:style style:name="T4" style:family="text">
      <style:text-properties officeooo:rsid="00dcf0c6"/>
    </style:style>
    <style:style style:name="T5" style:family="text">
      <style:text-properties fo:font-weight="normal" officeooo:rsid="00c3e40e" style:font-weight-asian="normal" style:font-weight-complex="normal"/>
    </style:style>
    <style:style style:name="T6" style:family="text">
      <style:text-properties officeooo:rsid="01229ca8"/>
    </style:style>
    <style:style style:name="T7" style:family="text">
      <style:text-properties officeooo:rsid="0124ffbd"/>
    </style:style>
    <style:style style:name="T8" style:family="text">
      <style:text-properties officeooo:rsid="0128af75"/>
    </style:style>
    <style:style style:name="T9" style:family="text">
      <style:text-properties officeooo:rsid="012a186d"/>
    </style:style>
    <style:style style:name="T10" style:family="text">
      <style:text-properties officeooo:rsid="012b9a67"/>
    </style:style>
    <style:style style:name="T11" style:family="text">
      <style:text-properties officeooo:rsid="012ffe8d"/>
    </style:style>
    <style:style style:name="T12" style:family="text">
      <style:text-properties officeooo:rsid="013fd4aa"/>
    </style:style>
    <style:style style:name="T13" style:family="text">
      <style:text-properties officeooo:rsid="0141b0b6"/>
    </style:style>
    <style:style style:name="T14" style:family="text">
      <style:text-properties officeooo:rsid="01456198"/>
    </style:style>
    <style:style style:name="T15" style:family="text">
      <style:text-properties officeooo:rsid="01461f36"/>
    </style:style>
    <style:style style:name="T16" style:family="text">
      <style:text-properties officeooo:rsid="0147e181"/>
    </style:style>
    <style:style style:name="T17" style:family="text">
      <style:text-properties officeooo:rsid="0149718c"/>
    </style:style>
    <style:style style:name="T18" style:family="text">
      <style:text-properties officeooo:rsid="0149a063"/>
    </style:style>
    <style:style style:name="T19" style:family="text">
      <style:text-properties officeooo:rsid="014ce1fb"/>
    </style:style>
    <style:style style:name="T20" style:family="text">
      <style:text-properties officeooo:rsid="0150b7de"/>
    </style:style>
    <style:style style:name="T21" style:family="text">
      <style:text-properties officeooo:rsid="015707b9"/>
    </style:style>
    <style:style style:name="T22" style:family="text">
      <style:text-properties officeooo:rsid="01586b34"/>
    </style:style>
    <style:style style:name="T23" style:family="text">
      <style:text-properties officeooo:rsid="015d3988"/>
    </style:style>
    <style:style style:name="T24" style:family="text">
      <style:text-properties officeooo:rsid="015fc6af"/>
    </style:style>
    <style:style style:name="T25" style:family="text">
      <style:text-properties officeooo:rsid="016000d4"/>
    </style:style>
    <style:style style:name="T26" style:family="text">
      <style:text-properties officeooo:rsid="0162c2f2"/>
    </style:style>
    <style:style style:name="T27" style:family="text">
      <style:text-properties officeooo:rsid="01648d3b"/>
    </style:style>
    <style:style style:name="T28" style:family="text">
      <style:text-properties officeooo:rsid="01650ab3"/>
    </style:style>
    <style:style style:name="T29" style:family="text">
      <style:text-properties officeooo:rsid="0165b1d6"/>
    </style:style>
    <style:style style:name="T30" style:family="text">
      <style:text-properties officeooo:rsid="016c330e"/>
    </style:style>
    <style:style style:name="T31" style:family="text">
      <style:text-properties officeooo:rsid="016ea1c2"/>
    </style:style>
    <style:style style:name="T32" style:family="text">
      <style:text-properties officeooo:rsid="0171f5e3"/>
    </style:style>
    <style:style style:name="T33" style:family="text">
      <style:text-properties officeooo:rsid="017324bd"/>
    </style:style>
    <style:style style:name="T34" style:family="text">
      <style:text-properties officeooo:rsid="0174eb4a"/>
    </style:style>
    <style:style style:name="T35" style:family="text">
      <style:text-properties officeooo:rsid="01755a64"/>
    </style:style>
    <style:style style:name="T36" style:family="text">
      <style:text-properties officeooo:rsid="017669a0"/>
    </style:style>
    <style:style style:name="T37" style:family="text">
      <style:text-properties officeooo:rsid="01774ab0"/>
    </style:style>
    <style:style style:name="T38" style:family="text">
      <style:text-properties officeooo:rsid="0178e5b7"/>
    </style:style>
    <style:style style:name="T39" style:family="text">
      <style:text-properties officeooo:rsid="01795acd"/>
    </style:style>
    <style:style style:name="T40" style:family="text">
      <style:text-properties officeooo:rsid="017c6719"/>
    </style:style>
    <style:style style:name="T41" style:family="text">
      <style:text-properties officeooo:rsid="017df5c3"/>
    </style:style>
    <style:style style:name="T42" style:family="text">
      <style:text-properties officeooo:rsid="01871431"/>
    </style:style>
    <style:style style:name="T43" style:family="text">
      <style:text-properties officeooo:rsid="018880ad"/>
    </style:style>
    <style:style style:name="T44" style:family="text">
      <style:text-properties officeooo:rsid="018b3c12"/>
    </style:style>
    <style:style style:name="T45" style:family="text">
      <style:text-properties officeooo:rsid="018b4298"/>
    </style:style>
    <style:style style:name="T46" style:family="text">
      <style:text-properties officeooo:rsid="019605f4"/>
    </style:style>
    <style:style style:name="T47" style:family="text">
      <style:text-properties officeooo:rsid="019ade4e"/>
    </style:style>
    <style:style style:name="T48" style:family="text">
      <style:text-properties officeooo:rsid="019bf620"/>
    </style:style>
    <style:style style:name="T49" style:family="text">
      <style:text-properties officeooo:rsid="01a1a235"/>
    </style:style>
    <style:style style:name="T50" style:family="text">
      <style:text-properties officeooo:rsid="01a50d34"/>
    </style:style>
    <style:style style:name="T51" style:family="text">
      <style:text-properties officeooo:rsid="01a66ef2"/>
    </style:style>
    <style:style style:name="T52" style:family="text">
      <style:text-properties officeooo:rsid="01a6cdc6"/>
    </style:style>
    <style:style style:name="T53" style:family="text">
      <style:text-properties officeooo:rsid="01a716fb"/>
    </style:style>
    <style:style style:name="T54" style:family="text">
      <style:text-properties officeooo:rsid="01abb73f"/>
    </style:style>
    <style:style style:name="T55" style:family="text">
      <style:text-properties officeooo:rsid="01ac8a7c"/>
    </style:style>
    <style:style style:name="T56" style:family="text">
      <style:text-properties officeooo:rsid="01af3619"/>
    </style:style>
    <style:style style:name="T57" style:family="text">
      <style:text-properties officeooo:rsid="01b3cd3b"/>
    </style:style>
    <style:style style:name="T58" style:family="text">
      <style:text-properties officeooo:rsid="01b46d14"/>
    </style:style>
    <style:style style:name="T59" style:family="text">
      <style:text-properties officeooo:rsid="01b48a45"/>
    </style:style>
    <style:style style:name="T60" style:family="text">
      <style:text-properties officeooo:rsid="01b4ab37"/>
    </style:style>
    <style:style style:name="T61" style:family="text">
      <style:text-properties officeooo:rsid="01b65ba1"/>
    </style:style>
    <style:style style:name="T62" style:family="text">
      <style:text-properties officeooo:rsid="01b688f8"/>
    </style:style>
    <style:style style:name="T63" style:family="text">
      <style:text-properties officeooo:rsid="01c73589"/>
    </style:style>
    <style:style style:name="T64" style:family="text">
      <style:text-properties officeooo:rsid="01c739d6"/>
    </style:style>
    <style:style style:name="T65" style:family="text">
      <style:text-properties officeooo:rsid="01c79f5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1be2860" style:font-weight-asian="bold" style:font-weight-complex="bold"/>
    </style:style>
    <style:style style:name="T68" style:family="text">
      <style:text-properties fo:font-weight="bold" officeooo:rsid="01822b73" style:font-weight-asian="bold" style:font-weight-complex="bold"/>
    </style:style>
    <style:style style:name="T69" style:family="text">
      <style:text-properties fo:font-weight="bold" officeooo:rsid="01837567" style:font-weight-asian="bold" style:font-weight-complex="bold"/>
    </style:style>
    <style:style style:name="T70" style:family="text">
      <style:text-properties fo:font-weight="bold" officeooo:rsid="01ad2d5e" style:font-weight-asian="bold" style:font-weight-complex="bold"/>
    </style:style>
    <style:style style:name="T71" style:family="text">
      <style:text-properties officeooo:rsid="01dbe49f"/>
    </style:style>
    <style:style style:name="T72" style:family="text">
      <style:text-properties officeooo:rsid="01dd28ef"/>
    </style:style>
    <style:style style:name="T73" style:family="text">
      <style:text-properties officeooo:rsid="01dd6e7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quests e Limits </text:h>
      <text:list text:style-name="L1">
        <text:list-item>
          <text:p text:style-name="P3"><text:span text:style-name="Strong_20_Emphasis">Requests</text:span>: Quantidade mínima de recursos que o container precisa para operar. O kube-scheduler usa essa informação para determinar em qual node alocar o Pod.</text:p>
        </text:list-item>
        <text:list-item>
          <text:p text:style-name="P4"><text:span text:style-name="Strong_20_Emphasis">Limits</text:span>: Quantidade máxima de recursos que o container pode usar. Esses limites são reforçados pelo kubelet, container runtime e kernel. </text:p>
        </text:list-item>
        <text:list-item>
          <text:p text:style-name="P5"><text:span text:style-name="T1">CPU é definida em </text:span><text:span text:style-name="Strong_20_Emphasis"><text:span text:style-name="T1">milicores (milicpu)</text:span></text:span><text:span text:style-name="T1">, onde </text:span><text:span text:style-name="Source_20_Text"><text:span text:style-name="T1">1000 m = 1 core</text:span></text:span><text:span text:style-name="T1"> (100% da CPU) e </text:span><text:span text:style-name="Source_20_Text"><text:span text:style-name="T1">10 m = 0.01 core</text:span></text:span><text:span text:style-name="T1">. </text:span></text:p>
        </text:list-item>
        <text:list-item>
          <text:p text:style-name="P5"><text:span text:style-name="T1">Memória é definida em bytes ou múltiplos como </text:span><text:span text:style-name="Source_20_Text"><text:span text:style-name="T1">Mi</text:span></text:span><text:span text:style-name="T1">, </text:span><text:span text:style-name="Source_20_Text"><text:span text:style-name="T1">Gi</text:span></text:span><text:span text:style-name="T1">, etc. (</text:span><text:span text:style-name="Source_20_Text"><text:span text:style-name="T1">Mi = 2^20 bytes</text:span></text:span><text:span text:style-name="T1"> e </text:span><text:span text:style-name="Source_20_Text"><text:span text:style-name="T1">Gi = 2^30 bytes</text:span></text:span><text:span text:style-name="T1">). </text:span></text:p>
        </text:list-item>
      </text:list>
      <text:list text:style-name="L2">
        <text:list-item>
          <text:p text:style-name="P6"><text:span text:style-name="T2">Em </text:span><text:span text:style-name="Strong_20_Emphasis"><text:span text:style-name="T5">specs de Deployment</text:span></text:span><text:span text:style-name="T2">, é possível configurar os </text:span><text:span text:style-name="Strong_20_Emphasis"><text:span text:style-name="T5">requests</text:span></text:span><text:span text:style-name="T5"> e </text:span><text:span text:style-name="Strong_20_Emphasis"><text:span text:style-name="T5">limits</text:span></text:span><text:span text:style-name="T5"> </text:span><text:span text:style-name="T2">de recursos para cada container.</text:span></text:p>
          <text:list>
            <text:list-item>
              <text:p text:style-name="P10">Quando um Pod possui recursos livres um container pode usar mais recursos do que os definidos em requests</text:p>
            </text:list-item>
            <text:list-item>
              <text:p text:style-name="P7">Requests e limits do Pod são calculados como a soma dos valores definidos para cada container do Pod</text:p>
              <text:list>
                <text:list-item>
                  <text:p text:style-name="P8"><text:span text:style-name="T11">Ex: </text:span>Um Pod com 2 containers, cada um configurado com <text:span text:style-name="Source_20_Text">200Mi</text:span> de memória em requests, terá um total de <text:span text:style-name="Source_20_Text">400Mi</text:span> de memória em requests. </text:p>
                </text:list-item>
              </text:list>
            </text:list-item>
          </text:list>
        </text:list-item>
        <text:list-item>
          <text:p text:style-name="P11">Requests e limits <text:span text:style-name="T10">também</text:span> podem ser definidos diretamente na spec do Pod <text:span text:style-name="T8">(kind: Pod</text:span><text:span text:style-name="T9">) e será aplicado a todos containers que compõe a pod</text:span></text:p>
        </text:list-item>
        <text:list-item>
          <text:p text:style-name="P9"><text:span text:style-name="T3">Os limites são aplicados pelo kubelet e pelo container runtime, </text:span><text:span text:style-name="T4">mas quem vai reforçar eles por último é o kernel, </text:span></text:p>
          <text:list>
            <text:list-item>
              <text:p text:style-name="P9">Se um container atingir seu limite de CPU, o kernel aplicará throttling (redução da velocidade de execução), garantindo que ele não ultrapasse o limite. </text:p>
            </text:list-item>
            <text:list-item>
              <text:p text:style-name="P12">Se um container consumir mais memória que o limite, o kernel pode matar o processo (Out of Memory) <text:span text:style-name="T71">(a</text:span>locar mais memória do que o disponível no node não mata o processo <text:span text:style-name="T6">de imediato</text:span>, mas <text:span text:style-name="T7">utilizar toda a memória </text:span><text:span text:style-name="T72">alocada</text:span> pode levar à interrupção<text:span text:style-name="T71">)</text:span></text:p>
            </text:list-item>
          </text:list>
        </text:list-item>
      </text:list>
      <text:h text:style-name="Heading_20_2" text:outline-level="2">Recomendações</text:h>
      <text:list text:style-name="L3">
        <text:list-item>
          <text:p text:style-name="P14">Sempre configurar requests para garantir que o kube-scheduler <text:span text:style-name="T12">providenci</text:span><text:span text:style-name="T13">e nodes com capacidade suficiente</text:span></text:p>
          <text:list>
            <text:list-item>
              <text:p text:style-name="P14">Se requests não <text:span text:style-name="T19">for</text:span> configurado, o kube-scheduler assume um valo<text:span text:style-name="T20">r</text:span> de <text:span text:style-name="Source_20_Text">0</text:span>, o que pode levar o Pod a ser alocado em qualquer node, mesmo que não haja recursos suficientes</text:p>
            </text:list-item>
          </text:list>
        </text:list-item>
        <text:list-item>
          <text:p text:style-name="P15">Defina limits para prevenir <text:span text:style-name="T14">que containers consumam </text:span><text:span text:style-name="T15">recursos demais e acabem </text:span><text:span text:style-name="T16">impactando containers no mesmo node</text:span></text:p>
          <text:list>
            <text:list-item>
              <text:p text:style-name="P15"><text:soft-page-break/>Não definir limits pode causar comportamento imprevisível, como um container monopolizando recursos do node</text:p>
            </text:list-item>
          </text:list>
        </text:list-item>
        <text:list-item>
          <text:p text:style-name="P16">Monitorar o uso de recursos com ferramentas específicas <text:span text:style-name="T17">para isso para que seja possível ajustar </text:span><text:span text:style-name="T18">recursos</text:span><text:span text:style-name="T17"> quando necessário</text:span></text:p>
        </text:list-item>
        <text:list-item>
          <text:p text:style-name="P13"><text:span text:style-name="T21">Se um workload tem um consumo de CPU alt</text:span><text:span text:style-name="T22">o evitar definir um limite de uso de CPU para que o </text:span>throttling <text:span text:style-name="T22">não cause problemas de desempenho</text:span></text:p>
        </text:list-item>
      </text:list>
      <text:h text:style-name="P2" text:outline-level="1">Resource quotas</text:h>
      <text:list xml:id="list573819205" text:style-name="L4">
        <text:list-item>
          <text:p text:style-name="P17"><text:a xlink:type="simple" xlink:href="https://github.com/marceloSantosC/go-containers/blob/master/k8s/resourceQuota.yml" text:style-name="Internet_20_link" text:visited-style-name="Visited_20_Internet_20_Link">Link</text:a> com arquivo de exemplo</text:p>
        </text:list-item>
        <text:list-item>
          <text:p text:style-name="P18">Quando vários usuários compartilham um cluster com um número de nodes fixo é possível que um usuário <text:span text:style-name="T23">acabe monopolizando parte dos recursos para si. Resource quotas são usadas para resolver esse problema</text:span></text:p>
        </text:list-item>
        <text:list-item>
          <text:p text:style-name="P19">Uma resource <text:span text:style-name="T24">quota define restrições para limita</text:span><text:span text:style-name="T30">r</text:span><text:span text:style-name="T27"> a quantidade de objetos </text:span><text:span text:style-name="T32">(por tipo)</text:span><text:span text:style-name="T27"> </text:span><text:span text:style-name="T31">que podem ser criados</text:span><text:span text:style-name="T28"> </text:span><text:span text:style-name="T52">e/ou </text:span><text:span text:style-name="T54">a</text:span><text:span text:style-name="T29"> quantidade de recursos computacionais </text:span><text:span text:style-name="T55">e </text:span><text:span text:style-name="T53">de armazenamento</text:span><text:span text:style-name="T29"> </text:span><text:span text:style-name="T25">que um namespace </text:span><text:span text:style-name="T26">pode usar</text:span></text:p>
        </text:list-item>
        <text:list-item>
          <text:p text:style-name="P20"><text:span text:style-name="T63">O uso</text:span> comum de resource quotas é:</text:p>
          <text:list>
            <text:list-item>
              <text:p text:style-name="P21">Times/usuários diferentes <text:span text:style-name="T33">usam </text:span>namespaces diferentes <text:span text:style-name="T34">com resource quotas </text:span><text:span text:style-name="T35">e recursos (pods, services, etc) diferentes </text:span><text:span text:style-name="T64">de acordo com suas necessidades</text:span></text:p>
            </text:list-item>
            <text:list-item>
              <text:p text:style-name="P22">O sistema rastreia o uso dos recursos <text:span text:style-name="T40">e</text:span> garant<text:span text:style-name="T40">e</text:span> que <text:span text:style-name="T36">os limites de resource quotas não são ultrapassados, </text:span><text:span text:style-name="T65">impedindo que um time/usuário monopolize os recursos</text:span></text:p>
            </text:list-item>
          </text:list>
        </text:list-item>
        <text:list-item>
          <text:p text:style-name="P23"><text:span text:style-name="T66">Hard e Soft:</text:span> Hard quotas são reforçadas e não podem ser ultrapassadas, elas são definidas em spec.hard, enquanto soft quotas podem ser ultrapassadas <text:span text:style-name="T47">e só vão ser reforçadas quando um certo limite for ultrapassado </text:span></text:p>
          <text:list>
            <text:list-item>
              <text:p text:style-name="P24">Soft quotas só podem ser <text:span text:style-name="T48">criadas usando addons, elas não são suportadas nativamente, </text:span><text:span text:style-name="T49">somente hard quotas com ResourceQuota são suportadas</text:span></text:p>
            </text:list-item>
            <text:list-item>
              <text:p text:style-name="P25">O quanto uma soft quota pode ultrapassar os limites vai depender do que foi definido e o que ocorre para reforçar elas depende do addon usado, o mais comum é notificar alguém</text:p>
            </text:list-item>
          </text:list>
        </text:list-item>
      </text:list>
      <text:h text:style-name="Heading_20_2" text:outline-level="2"><text:span text:style-name="T67">R</text:span><text:span text:style-name="T68">esource quotas de objects</text:span></text:h>
      <text:list xml:id="list203350601452136" text:continue-numbering="true" text:style-name="L4">
        <text:list-item>
          <text:p text:style-name="P26">Se <text:span text:style-name="T37">criar ou atualizar um recurso </text:span><text:span text:style-name="T38">viola os limites </text:span><text:span text:style-name="T41">de objetos</text:span><text:span text:style-name="T38"> de resource quota então a operação vai falhar com status 403 </text:span><text:span text:style-name="T39">e uma mensagem explicando o motivo</text:span></text:p>
        </text:list-item>
      </text:list>
      <text:h text:style-name="Heading_20_2" text:outline-level="2"><text:span text:style-name="T67">R</text:span><text:span text:style-name="T68">esource quotas</text:span><text:span text:style-name="T69"> computacionais/</text:span><text:span text:style-name="T70">armazenamento</text:span></text:h>
      <text:list text:style-name="L5">
        <text:list-item>
          <text:p text:style-name="P27"><text:span text:style-name="T73">Em namespace com resource quotas, t</text:span><text:span text:style-name="T42">odos os recurso</text:span><text:span text:style-name="T44">s</text:span><text:span text:style-name="T42"> devem ter limits e/ou requests definidos </text:span><text:span text:style-name="T43">ou sua criação será negada. </text:span></text:p>
        </text:list-item>
        <text:list-item>
          <text:p text:style-name="P28"><text:soft-page-break/><text:span text:style-name="T45">Se atualizar ou criar um recurso ultrapassar os limites </text:span><text:span text:style-name="T56">a criação</text:span><text:span text:style-name="T45"> </text:span><text:span text:style-name="T56">do </text:span><text:span text:style-name="T45">recurso será negado com 40</text:span><text:span text:style-name="T46">3 </text:span><text:span text:style-name="T56">e uma mensagem de erro</text:span></text:p>
        </text:list-item>
        <text:list-item>
          <text:p text:style-name="P29"><text:span text:style-name="T57">R</text:span>esource quotas para <text:span text:style-name="T58">armazenamento incluem </text:span><text:span text:style-name="T59">definir</text:span> o número de <text:span text:style-name="T50">PVC</text:span><text:span text:style-name="T51">s </text:span><text:span text:style-name="T60">ou o valor máximo </text:span><text:span text:style-name="T62">para a soma de cada</text:span><text:span text:style-name="T60"> request.storag</text:span><text:span text:style-name="T61">e</text:span></text:p>
        </text:list-item>
        <text:list-item>
          <text:p text:style-name="P30">Resource quotas para recursos computacionais são memory e cp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21:40:05.379000000</meta:creation-date>
    <meta:editing-duration>PT2H48M59S</meta:editing-duration>
    <meta:editing-cycles>231</meta:editing-cycles>
    <meta:generator>LibreOffice/7.5.1.2$Windows_X86_64 LibreOffice_project/fcbaee479e84c6cd81291587d2ee68cba099e129</meta:generator>
    <dc:title>default</dc:title>
    <dc:date>2025-01-29T20:33:48.938000000</dc:date>
    <meta:document-statistic meta:table-count="0" meta:image-count="0" meta:object-count="0" meta:page-count="3" meta:paragraph-count="37" meta:word-count="737" meta:character-count="4324" meta:non-whitespace-character-count="3647"/>
    <meta:template xlink:type="simple" xlink:actuate="onRequest" xlink:title="default" xlink:href="../../../../../Users/PC/AppData/Roaming/LibreOffice/4/user/template/default.ott" meta:date="2024-12-17T21:40:05.176000000"/>
  </office:meta>
</office:document-meta>
</file>